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2.39cm" fo:min-width="4.982cm" fo:padding-top="0.178cm" fo:padding-bottom="0.178cm" fo:padding-left="0.303cm" fo:padding-right="0.303cm" draw:shadow="hidden"/>
    </style:style>
    <style:style style:name="gr2" style:family="graphic" style:parent-style-name="objectwithoutfill">
      <style:graphic-properties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3.025cm" fo:min-width="4.982cm" fo:padding-top="0.178cm" fo:padding-bottom="0.178cm" fo:padding-left="0.303cm" fo:padding-right="0.303cm" draw:shadow="hidden"/>
    </style:style>
    <style:style style:name="gr9" style:family="graphic" style:parent-style-name="objectwithoutfill">
      <style:graphic-properties svg:stroke-width="0.051cm" svg:stroke-color="#000000" draw:marker-start-width="0.313cm" draw:marker-end="Arrow" draw:marker-end-width="0.3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2.746cm" svg:x="5.677cm" svg:y="3.418cm">
          <text:p text:style-name="P1">Relevance</text:p>
          <text:p text:style-name="P1">Detecto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978cm" svg:y1="4.831cm" svg:x2="5.55cm" svg:y2="4.831cm">
          <text:p/>
        </draw:line>
        <draw:line draw:style-name="gr2" draw:text-style-name="P3" draw:layer="layout" svg:x1="22.192cm" svg:y1="5.734cm" svg:x2="26.891cm" svg:y2="5.734cm">
          <text:p/>
        </draw:line>
        <draw:line draw:style-name="gr2" draw:text-style-name="P3" draw:layer="layout" svg:x1="22.192cm" svg:y1="6.934cm" svg:x2="26.891cm" svg:y2="6.934cm">
          <text:p/>
        </draw:line>
        <draw:line draw:style-name="gr2" draw:text-style-name="P3" draw:layer="layout" svg:x1="22.192cm" svg:y1="8.234cm" svg:x2="26.891cm" svg:y2="8.234cm">
          <text:p/>
        </draw:line>
        <draw:frame draw:style-name="gr3" draw:text-style-name="P4" draw:layer="layout" svg:width="4.122cm" svg:height="0.962cm" svg:x="0.959cm" svg:y="3.896cm">
          <draw:text-box>
            <text:p>Text + Quote</text:p>
          </draw:text-box>
        </draw:frame>
        <draw:frame draw:style-name="gr4" draw:text-style-name="P4" draw:layer="layout" svg:width="3.144cm" svg:height="0.962cm" svg:x="11.773cm" svg:y="3.464cm">
          <draw:text-box>
            <text:p>Irrelevant</text:p>
          </draw:text-box>
        </draw:frame>
        <draw:frame draw:style-name="gr5" draw:text-style-name="P4" draw:layer="layout" svg:width="2.72cm" svg:height="0.962cm" svg:x="22.673cm" svg:y="4.764cm">
          <draw:text-box>
            <text:p>Positive</text:p>
          </draw:text-box>
        </draw:frame>
        <draw:frame draw:style-name="gr6" draw:text-style-name="P4" draw:layer="layout" svg:width="2.542cm" svg:height="0.962cm" svg:x="22.673cm" svg:y="5.964cm">
          <draw:text-box>
            <text:p>Neutral</text:p>
          </draw:text-box>
        </draw:frame>
        <draw:frame draw:style-name="gr7" draw:text-style-name="P4" draw:layer="layout" svg:width="3cm" svg:height="0.962cm" svg:x="22.674cm" svg:y="7.264cm">
          <draw:text-box>
            <text:p>Negative</text:p>
          </draw:text-box>
        </draw:frame>
        <draw:frame draw:style-name="gr7" draw:text-style-name="P4" draw:layer="layout" svg:width="3cm" svg:height="0.962cm" svg:x="11.773cm" svg:y="4.639cm">
          <draw:text-box>
            <text:p>Relevant</text:p>
          </draw:text-box>
        </draw:frame>
        <draw:custom-shape draw:style-name="gr8" draw:text-style-name="P2" draw:layer="layout" svg:width="5.588cm" svg:height="3.381cm" svg:x="16.377cm" svg:y="5.083cm">
          <text:p text:style-name="P1">Sentiment</text:p>
          <text:p text:style-name="P1">classifier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line-skew="1.121cm" svg:x1="11.511cm" svg:y1="5.581cm" svg:x2="16.149cm" svg:y2="6.774cm" svg:d="M11511 5581h3440v1193h1198" svg:viewBox="0 0 4639 1194">
          <text:p/>
        </draw:connector>
        <draw:connector draw:style-name="gr9" draw:text-style-name="P3" draw:layer="layout" draw:line-skew="0.752cm" svg:x1="11.55cm" svg:y1="4.484cm" svg:x2="18.118cm" svg:y2="3.54cm" svg:d="M11550 4484h4036v-944h2532" svg:viewBox="0 0 6569 9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7T21:29:00.232371404</meta:creation-date>
    <meta:editing-duration>PT4M17S</meta:editing-duration>
    <meta:editing-cycles>2</meta:editing-cycles>
    <meta:generator>LibreOffice/6.0.7.3$Linux_X86_64 LibreOffice_project/00m0$Build-3</meta:generator>
    <dc:date>2019-08-27T22:39:02.544552564</dc:date>
    <meta:document-statistic meta:object-count="14"/>
  </office:meta>
</office:document-meta>
</file>